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0.448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2.5673in"/>
    </style:style>
    <style:style style:name="co5" style:family="table-column">
      <style:table-column-properties fo:break-before="auto" style:column-width="0.3382in"/>
    </style:style>
    <style:style style:name="co6" style:family="table-column">
      <style:table-column-properties fo:break-before="auto" style:column-width="0.2744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3055in"/>
    </style:style>
    <style:style style:name="co10" style:family="table-column">
      <style:table-column-properties fo:break-before="auto" style:column-width="0.3173in"/>
    </style:style>
    <style:style style:name="co11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0.4701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1.7807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2.1555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0">
      <style:table-cell-properties style:text-align-source="fix" style:repeat-content="false" style:rotation-angle="90"/>
      <style:paragraph-properties fo:text-align="center" fo:margin-left="0in"/>
    </style:style>
    <style:style style:name="ce5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30"/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5"/>
        <table:table-column table:style-name="co2" table:default-cell-style-name="Default"/>
        <table:table-column table:style-name="co7" table:default-cell-style-name="ce5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office:value-type="string">
            <text:p># Heizkreis 2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cmd</text:p>
          </table:table-cell>
          <table:table-cell table:style-name="ce1" office:value-type="string">
            <text:p>comment</text:p>
          </table:table-cell>
          <table:table-cell table:style-name="ce2" office:value-type="string">
            <text:p>msg type: 1=BROAD, 2=MM, 3=MS</text:p>
          </table:table-cell>
          <table:table-cell table:style-name="ce4" office:value-type="string">
            <text:p>ZZ</text:p>
          </table:table-cell>
          <table:table-cell table:style-name="ce1" office:value-type="string">
            <text:p>PBSB</text:p>
          </table:table-cell>
          <table:table-cell table:style-name="ce4" office:value-type="string">
            <text:p>NN</text:p>
          </table:table-cell>
          <table:table-cell table:style-name="ce2" office:value-type="string">
            <text:p>D1D2D3</text:p>
          </table:table-cell>
          <table:table-cell table:style-name="ce1" office:value-type="string">
            <text:p>data len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comment details</text:p>
          </table:table-cell>
          <table:table-cell table:style-name="ce1" office:value-type="string">
            <text:p>GA/KNX</text:p>
          </table:table-cell>
          <table:table-cell table:style-name="ce1" office:value-type="string">
            <text:p>DPT/KNX</text:p>
          </table:table-cell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language</text:p>
          </table:table-cell>
          <table:table-cell office:value-type="string">
            <text:p>Sprachvariant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26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oliday_period</text:p>
          </table:table-cell>
          <table:table-cell office:value-type="string">
            <text:p>Ferienzeitraum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string">
            <text:p>0F</text:p>
          </table:table-cell>
          <table:table-cell table:style-name="ce7" office:value-type="string">
            <text:p>0E4300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oliday_cir2_temp</text:p>
          </table:table-cell>
          <table:table-cell office:value-type="string">
            <text:p>Heizkreis-Solltemperatur Ferien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2200</text:p>
          </table:table-cell>
          <table:table-cell table:number-columns-repeated="2"/>
          <table:table-cell office:value-type="string">
            <text:p>?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password_pin1</text:p>
          </table:table-cell>
          <table:table-cell office:value-type="string">
            <text:p>Passwort Konfiguration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7">
            <text:p>07</text:p>
          </table:table-cell>
          <table:table-cell office:value-type="string">
            <text:p>0E2C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w_wait_time</text:p>
          </table:table-cell>
          <table:table-cell office:value-type="string">
            <text:p>WW-Zeit max. bei Heizanforderung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4C00</text:p>
          </table:table-cell>
          <table:table-cell table:number-columns-repeated="2"/>
          <table:table-cell office:value-type="string">
            <text:p>data1b</text:p>
          </table:table-cell>
          <table:table-cell table:number-columns-repeated="2"/>
          <table:table-cell office:value-type="string">
            <text:p>5-40 Minuten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temp_camber</text:p>
          </table:table-cell>
          <table:table-cell office:value-type="string">
            <text:p>Temperaturüberhöhung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2F00</text:p>
          </table:table-cell>
          <table:table-cell table:number-columns-repeated="2"/>
          <table:table-cell office:value-type="string">
            <text:p>?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pre_off_time</text:p>
          </table:table-cell>
          <table:table-cell office:value-type="string">
            <text:p>Vorabschaltzeit (Minuten)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2D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freeze_wait</text:p>
          </table:table-cell>
          <table:table-cell office:value-type="string">
            <text:p>Frostschutz-Verzögerung (Stunden)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2E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temp_error</text:p>
          </table:table-cell>
          <table:table-cell office:value-type="string">
            <text:p>Temperaturfehlererkennung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03</text:p>
          </table:table-cell>
          <table:table-cell table:style-name="ce7" office:value-type="string">
            <text:p>0E33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boiler</text:p>
          </table:table-cell>
          <table:table-cell office:value-type="string">
            <text:p>Pufferspeicher vorhanden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3">
            <text:p>03</text:p>
          </table:table-cell>
          <table:table-cell office:value-type="string">
            <text:p>0E5C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2"/>
          <table:table-cell office:value-type="string">
            <text:p>0=Nein 1=Ja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yield_transfer</text:p>
          </table:table-cell>
          <table:table-cell office:value-type="string">
            <text:p>MitternachtÜbertragswert Energieertrag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7">
            <text:p>07</text:p>
          </table:table-cell>
          <table:table-cell table:style-name="ce7" office:value-type="string">
            <text:p>0E8600</text:p>
          </table:table-cell>
          <table:table-cell table:number-columns-repeated="2"/>
          <table:table-cell office:value-type="string">
            <text:p>?</text:p>
          </table:table-cell>
          <table:table-cell/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w_heat_time</text:p>
          </table:table-cell>
          <table:table-cell office:value-type="string">
            <text:p>Heizzeit max. bei WW-Anforderung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4D00</text:p>
          </table:table-cell>
          <table:table-cell table:number-columns-repeated="2"/>
          <table:table-cell office:value-type="string">
            <text:p>data1b</text:p>
          </table:table-cell>
          <table:table-cell/>
          <table:table-cell office:value-type="string">
            <text:p>min</text:p>
          </table:table-cell>
          <table:table-cell office:value-type="string">
            <text:p>5-40 Minuten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urve Ã¤ndern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3500</text:p>
          </table:table-cell>
          <table:table-cell table:number-columns-repeated="2"/>
          <table:table-cell office:value-type="string">
            <text:p>data2b</text:p>
          </table:table-cell>
          <table:table-cell/>
          <table:table-cell office:value-type="string">
            <text:p>min</text:p>
          </table:table-cell>
          <table:table-cell table:number-columns-repeated="3"/>
        </table:table-row>
        <table:table-row table:style-name="ro2">
          <table:table-cell office:value-type="string">
            <text:p>#AMU Zusatzheizung</text:p>
          </table:table-cell>
          <table:table-cell table:number-columns-repeated="1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bivalent</text:p>
          </table:table-cell>
          <table:table-cell office:value-type="string">
            <text:p>Zusatzheizung - Bivalenzpunk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65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ysterese</text:p>
          </table:table-cell>
          <table:table-cell office:value-type="string">
            <text:p>Zusatzheizung/ Hysteres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7E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K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ys_delay</text:p>
          </table:table-cell>
          <table:table-cell office:value-type="string">
            <text:p>Zusatzheizung/ Verzögerung Hysterese 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E001</text:p>
          </table:table-cell>
          <table:table-cell table:number-columns-repeated="2"/>
          <table:table-cell office:value-type="string">
            <text:p>data1b</text:p>
          </table:table-cell>
          <table:table-cell/>
          <table:table-cell office:value-type="string">
            <text:p>min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EI</text:p>
          </table:table-cell>
          <table:table-cell office:value-type="string">
            <text:p>Zusatzheizung/ EnergieIntegral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7F00</text:p>
          </table:table-cell>
          <table:table-cell table:number-columns-repeated="2"/>
          <table:table-cell office:value-type="string">
            <text:p>?</text:p>
          </table:table-cell>
          <table:table-cell/>
          <table:table-cell office:value-type="string">
            <text:p>min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eating</text:p>
          </table:table-cell>
          <table:table-cell office:value-type="string">
            <text:p>Zusatzheizung/ Heizung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63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2"/>
          <table:table-cell office:value-type="string">
            <text:p>0=aus 1=mit 2=nur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water</text:p>
          </table:table-cell>
          <table:table-cell office:value-type="string">
            <text:p>Zusatzheizung/ WarmWasser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64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2"/>
          <table:table-cell office:value-type="string">
            <text:p>0=aus 1=mit 2=nur</text:p>
          </table:table-cell>
          <table:table-cell table:number-columns-repeated="2"/>
        </table:table-row>
        <table:table-row table:style-name="ro2">
          <table:table-cell office:value-type="string">
            <text:p>#AMU Kompressor</text:p>
          </table:table-cell>
          <table:table-cell table:number-columns-repeated="1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hysteres</text:p>
          </table:table-cell>
          <table:table-cell office:value-type="string">
            <text:p>Kompressor/ Hysteres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7D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energy_int</text:p>
          </table:table-cell>
          <table:table-cell office:value-type="string">
            <text:p>Kompressor <text:s/>- EnergieIntegral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7C00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start_hour</text:p>
          </table:table-cell>
          <table:table-cell office:value-type="string">
            <text:p>Kompressor/ Starts pro Stund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74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max_in</text:p>
          </table:table-cell>
          <table:table-cell office:value-type="string">
            <text:p>Kompressor <text:s/>- max. Rücklauftemperatur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73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#AMU Quelle</text:p>
          </table:table-cell>
          <table:table-cell table:number-columns-repeated="1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rine_spreiz</text:p>
          </table:table-cell>
          <table:table-cell office:value-type="string">
            <text:p>Quelle/ zul. Spreizung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6E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rine_frost</text:p>
          </table:table-cell>
          <table:table-cell office:value-type="string">
            <text:p>Quelle/ Einfrierschutz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7A01</text:p>
          </table:table-cell>
          <table:table-cell table:number-columns-repeated="2"/>
          <table:table-cell office:value-type="string">
            <text:p>data1b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rine_pump_pre_time</text:p>
          </table:table-cell>
          <table:table-cell office:value-type="string">
            <text:p>Quelle/ Vorlaufzeit Quellenpumpe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7">
            <text:p>07</text:p>
          </table:table-cell>
          <table:table-cell table:style-name="ce7" office:value-type="string">
            <text:p>0E7600</text:p>
          </table:table-cell>
          <table:table-cell table:number-columns-repeated="2"/>
          <table:table-cell office:value-type="string">
            <text:p>?</text:p>
          </table:table-cell>
          <table:table-cell/>
          <table:table-cell office:value-type="string">
            <text:p>min</text:p>
          </table:table-cell>
          <table:table-cell table:number-columns-repeated="3"/>
        </table:table-row>
        <table:table-row table:style-name="ro2">
          <table:table-cell office:value-type="string">
            <text:p>#AMU Pumpe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offset_pump_min</text:p>
          </table:table-cell>
          <table:table-cell office:value-type="string">
            <text:p>Ausschaltzeit interne Heizkreispumpe (Minuten)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9901</text:p>
          </table:table-cell>
          <table:table-cell table:number-columns-repeated="2"/>
          <table:table-cell office:value-type="string">
            <text:p>bcd</text:p>
          </table:table-cell>
          <table:table-cell/>
          <table:table-cell office:value-type="string">
            <text:p>min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preset_pump_sek</text:p>
          </table:table-cell>
          <table:table-cell office:value-type="string">
            <text:p>Interne Heizkreispumpe Vorlaufzeit (Sekunden)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C801</text:p>
          </table:table-cell>
          <table:table-cell table:number-columns-repeated="2"/>
          <table:table-cell office:value-type="string">
            <text:p>data1b</text:p>
          </table:table-cell>
          <table:table-cell/>
          <table:table-cell office:value-type="string">
            <text:p>sec</text:p>
          </table:table-cell>
          <table:table-cell table:number-columns-repeated="3"/>
        </table:table-row>
        <table:table-row table:style-name="ro2">
          <table:table-cell office:value-type="string">
            <text:p>#AMU Cooling</text:p>
          </table:table-cell>
          <table:table-cell table:number-columns-repeated="1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oling_preset</text:p>
          </table:table-cell>
          <table:table-cell office:value-type="string">
            <text:p>Kühlungsvorlaufsollwer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7401</text:p>
          </table:table-cell>
          <table:table-cell table:number-columns-repeated="2"/>
          <table:table-cell office:value-type="string">
            <text:p>data1b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#AMU Service</text:p>
          </table:table-cell>
          <table:table-cell table:number-columns-repeated="1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service_time</text:p>
          </table:table-cell>
          <table:table-cell office:value-type="string">
            <text:p>Servicezei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66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2"/>
          <table:table-cell office:value-type="string">
            <text:p>0=Nein 1=Ja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venting</text:p>
          </table:table-cell>
          <table:table-cell office:value-type="string">
            <text:p>Entlüftung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13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2"/>
          <table:table-cell office:value-type="string">
            <text:p>0=Nein 1=Ja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de_1</text:p>
          </table:table-cell>
          <table:table-cell office:value-type="string">
            <text:p>Code 1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9700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2"/>
          <table:table-cell office:value-type="string">
            <text:p>Code: 03F8 = 0xF8 0x03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de_2</text:p>
          </table:table-cell>
          <table:table-cell office:value-type="string">
            <text:p>Code 2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9800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2"/>
          <table:table-cell office:value-type="string">
            <text:p>Code: 03F8 = 0xF8 0x03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save_codes</text:p>
          </table:table-cell>
          <table:table-cell office:value-type="string">
            <text:p>Codes übernehmen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24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2"/>
          <table:table-cell office:value-type="string">
            <text:p>0=Nein 1=Ja</text:p>
          </table:table-cell>
          <table:table-cell table:number-columns-repeated="2"/>
        </table:table-row>
        <table:table-row table:style-name="ro2">
          <table:table-cell office:value-type="string">
            <text:p>#</text:p>
          </table:table-cell>
          <table:table-cell table:number-columns-repeated="1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high_eff_pump_perc_heating</text:p>
          </table:table-cell>
          <table:table-cell office:value-type="string">
            <text:p>Pumpensollwert in% beim Heizen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AE01</text:p>
          </table:table-cell>
          <table:table-cell table:number-columns-repeated="2"/>
          <table:table-cell office:value-type="string">
            <text:p>data1b</text:p>
          </table:table-cell>
          <table:table-cell/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ivalentmode</text:p>
          </table:table-cell>
          <table:table-cell office:value-type="string">
            <text:p>Bivalenzmodus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E301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5"/>
        </table:table-row>
        <table:table-row table:style-name="ro2">
          <table:table-cell office:value-type="string">
            <text:p>#Kalibrierung</text:p>
          </table:table-cell>
          <table:table-cell table:number-columns-repeated="16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outdoor</text:p>
          </table:table-cell>
          <table:table-cell office:value-type="string">
            <text:p>Kalibrierung/ Aussentemperatur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C3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office:value-type="string">
            <text:p>1/16 Auflösung = 0,1875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rine_in</text:p>
          </table:table-cell>
          <table:table-cell office:value-type="string">
            <text:p>Kalibrierung - Quelle Eintrit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CD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rine_out</text:p>
          </table:table-cell>
          <table:table-cell office:value-type="string">
            <text:p>Kalibrierung - Quelle Austrit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C9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oiler</text:p>
          </table:table-cell>
          <table:table-cell office:value-type="string">
            <text:p>Kalibrierung/ WW-Speicher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C4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heat_flow</text:p>
          </table:table-cell>
          <table:table-cell office:value-type="string">
            <text:p>Kalibrierung/ Vorlauf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CA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heat_return</text:p>
          </table:table-cell>
          <table:table-cell office:value-type="string">
            <text:p>Kalibrierung/ Rücklauf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CB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VF2</text:p>
          </table:table-cell>
          <table:table-cell office:value-type="string">
            <text:p>Kalibrierung - Vorlauf VF2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C5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comp_in</text:p>
          </table:table-cell>
          <table:table-cell office:value-type="string">
            <text:p>Kalibrierung - Kompressor Eintrit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C6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comp_out</text:p>
          </table:table-cell>
          <table:table-cell office:value-type="string">
            <text:p>Kalibrierung - Kompressor Austritt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office:value-type="string">
            <text:p>0EC7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uffer_in</text:p>
          </table:table-cell>
          <table:table-cell office:value-type="string">
            <text:p>Kalibrierung/ Puffer RL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34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uffer_out</text:p>
          </table:table-cell>
          <table:table-cell office:value-type="string">
            <text:p>Kalibrierung/ Puffer VL</text:p>
          </table:table-cell>
          <table:table-cell office:value-type="float" office:value="3">
            <text:p>3</text:p>
          </table:table-cell>
          <table:table-cell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3301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#Heizkreis 2</text:p>
          </table:table-cell>
          <table:table-cell table:number-columns-repeated="1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2B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2"/>
          <table:table-cell office:value-type="string">
            <text:p>01=Ein 02=Aus 03=Auto 04=Eco 05=Absenken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3C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string">
            <text:p>Heizkreis/ Raumsolltemperatur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3200</text:p>
          </table:table-cell>
          <table:table-cell table:number-columns-repeated="2"/>
          <table:table-cell office:value-type="string">
            <text:p>data1b</text:p>
          </table:table-cell>
          <table:table-cell office:value-type="float" office:value="0.5">
            <text:p>0.5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rt_night</text:p>
          </table:table-cell>
          <table:table-cell office:value-type="string">
            <text:p>Heizkreis/ Absenktemperatur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3300</text:p>
          </table:table-cell>
          <table:table-cell table:number-columns-repeated="2"/>
          <table:table-cell office:value-type="string">
            <text:p>data1b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reis/ Heizkurv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3500</text:p>
          </table:table-cell>
          <table:table-cell table:number-columns-repeated="2"/>
          <table:table-cell office:value-type="string">
            <text:p>data1b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at_off</text:p>
          </table:table-cell>
          <table:table-cell office:value-type="string">
            <text:p>Heizkreis/ Aussentemperatur Abschaltgrenz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3600</text:p>
          </table:table-cell>
          <table:table-cell table:number-columns-repeated="2"/>
          <table:table-cell office:value-type="string">
            <text:p>data1b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3000</text:p>
          </table:table-cell>
          <table:table-cell table:number-columns-repeated="2"/>
          <table:table-cell office:value-type="string">
            <text:p>data1b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3100</text:p>
          </table:table-cell>
          <table:table-cell table:number-columns-repeated="2"/>
          <table:table-cell office:value-type="string">
            <text:p>data1b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3800</text:p>
          </table:table-cell>
          <table:table-cell table:number-columns-repeated="2"/>
          <table:table-cell office:value-type="string">
            <text:p>bcd</text:p>
          </table:table-cell>
          <table:table-cell/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3B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5"/>
        </table:table-row>
        <table:table-row table:style-name="ro2">
          <table:table-cell office:value-type="string">
            <text:p>#</text:p>
          </table:table-cell>
          <table:table-cell table:number-columns-repeated="1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8C01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2"/>
          <table:table-cell office:value-type="string">
            <text:p>1=An 2=Aus 3=Auto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8601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8701</text:p>
          </table:table-cell>
          <table:table-cell table:number-columns-repeated="2"/>
          <table:table-cell office:value-type="string">
            <text:p>data1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8401</text:p>
          </table:table-cell>
          <table:table-cell table:number-columns-repeated="2"/>
          <table:table-cell office:value-type="string">
            <text:p>bcd</text:p>
          </table:table-cell>
          <table:table-cell/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8501</text:p>
          </table:table-cell>
          <table:table-cell table:number-columns-repeated="2"/>
          <table:table-cell office:value-type="string">
            <text:p>bcd</text:p>
          </table:table-cell>
          <table:table-cell/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8B01</text:p>
          </table:table-cell>
          <table:table-cell table:number-columns-repeated="2"/>
          <table:table-cell office:value-type="string">
            <text:p>data1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9501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5"/>
        </table:table-row>
        <table:table-row table:style-name="ro2">
          <table:table-cell office:value-type="string">
            <text:p>#</text:p>
          </table:table-cell>
          <table:table-cell table:number-columns-repeated="1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E101</text:p>
          </table:table-cell>
          <table:table-cell table:number-columns-repeated="2"/>
          <table:table-cell office:value-type="string">
            <text:p>data1b</text:p>
          </table:table-cell>
          <table:table-cell/>
          <table:table-cell table:number-columns-repeated="2" office:value-type="string">
            <text:p>%</text:p>
          </table:table-cell>
          <table:table-cell table:number-columns-repeated="2"/>
        </table:table-row>
        <table:table-row table:style-name="ro2">
          <table:table-cell office:value-type="string">
            <text:p>#Boiler</text:p>
          </table:table-cell>
          <table:table-cell table:number-columns-repeated="16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mode</text:p>
          </table:table-cell>
          <table:table-cell office:value-type="string">
            <text:p>WW/ Betriebsmodus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3B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2"/>
          <table:table-cell office:value-type="string">
            <text:p>01=Ein 02=Aus 03=Auto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temp</text:p>
          </table:table-cell>
          <table:table-cell office:value-type="string">
            <text:p>WW/ Solltemperatur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82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min_temp</text:p>
          </table:table-cell>
          <table:table-cell office:value-type="string">
            <text:p>WW/ Min. Temperatur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5">
            <text:p>05</text:p>
          </table:table-cell>
          <table:table-cell table:style-name="ce7" office:value-type="string">
            <text:p>0E8300</text:p>
          </table:table-cell>
          <table:table-cell table:number-columns-repeated="2"/>
          <table:table-cell office:value-type="string">
            <text:p>data2c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legionella_protect</text:p>
          </table:table-cell>
          <table:table-cell office:value-type="string">
            <text:p>WW/ Legionellenschutz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table:style-name="ce7" office:value-type="string">
            <text:p>0E4000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2"/>
          <table:table-cell office:value-type="string">
            <text:p>00=Aus 01=An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legionella_wday</text:p>
          </table:table-cell>
          <table:table-cell office:value-type="string">
            <text:p>WW/ Legionellenschutz Wochentag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4">
            <text:p>04</text:p>
          </table:table-cell>
          <table:table-cell office:value-type="string">
            <text:p>0E7C01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2"/>
          <table:table-cell office:value-type="string">
            <text:p>00=Mo 01=Di 02=Mi 03=Do ... 07=AUS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legionelle_starttime</text:p>
          </table:table-cell>
          <table:table-cell office:value-type="string">
            <text:p>WW/ Legionellenschutz Startzei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6">
            <text:p>06</text:p>
          </table:table-cell>
          <table:table-cell table:style-name="ce7" office:value-type="string">
            <text:p>0E6700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5"/>
        </table:table-row>
        <table:table-row table:style-name="ro2">
          <table:table-cell office:value-type="string">
            <text:p>#Shortcuts</text:p>
          </table:table-cell>
          <table:table-cell table:number-columns-repeated="16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party</text:p>
          </table:table-cell>
          <table:table-cell office:value-type="string">
            <text:p>Quick/ Party-Modus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02</text:p>
          </table:table-cell>
          <table:table-cell office:value-type="string">
            <text:p>0A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rt_day</text:p>
          </table:table-cell>
          <table:table-cell office:value-type="string">
            <text:p>Quick/ Raumsolltemperatur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02</text:p>
          </table:table-cell>
          <table:table-cell table:style-name="ce5" office:value-type="float" office:value="1">
            <text:p>01</text:p>
          </table:table-cell>
          <table:table-cell table:number-columns-repeated="2"/>
          <table:table-cell office:value-type="string">
            <text:p>data1b</text:p>
          </table:table-cell>
          <table:table-cell/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curve</text:p>
          </table:table-cell>
          <table:table-cell office:value-type="string">
            <text:p>Quick/ Heizkreis Betriebsmodus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02</text:p>
          </table:table-cell>
          <table:table-cell table:style-name="ce5" office:value-type="float" office:value="2">
            <text:p>02</text:p>
          </table:table-cell>
          <table:table-cell table:number-columns-repeated="2"/>
          <table:table-cell office:value-type="string">
            <text:p>data1b</text:p>
          </table:table-cell>
          <table:table-cell table:number-columns-repeated="2"/>
          <table:table-cell office:value-type="string">
            <text:p>01=Ein 02=Aus 03=Auto 04=Eco 05=Absenken</text:p>
          </table:table-cell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curve</text:p>
          </table:table-cell>
          <table:table-cell office:value-type="string">
            <text:p>Quick/ Heizkurv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02</text:p>
          </table:table-cell>
          <table:table-cell table:style-name="ce5" office:value-type="float" office:value="3">
            <text:p>03</text:p>
          </table:table-cell>
          <table:table-cell table:number-columns-repeated="2"/>
          <table:table-cell office:value-type="string">
            <text:p>data1b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party</text:p>
          </table:table-cell>
          <table:table-cell office:value-type="string">
            <text:p>Quick - Partymodus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02</text:p>
          </table:table-cell>
          <table:table-cell table:style-name="ce5" office:value-type="float" office:value="5">
            <text:p>05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hw_load</text:p>
          </table:table-cell>
          <table:table-cell office:value-type="string">
            <text:p>Quick - WW Speicherladung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02</text:p>
          </table:table-cell>
          <table:table-cell table:style-name="ce5" office:value-type="float" office:value="6">
            <text:p>06</text:p>
          </table:table-cell>
          <table:table-cell table:number-columns-repeated="2"/>
          <table:table-cell office:value-type="string">
            <text:p>bcd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save</text:p>
          </table:table-cell>
          <table:table-cell office:value-type="string">
            <text:p>Quick/ Sparen bis..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02</text:p>
          </table:table-cell>
          <table:table-cell table:style-name="ce5" office:value-type="float" office:value="7">
            <text:p>07</text:p>
          </table:table-cell>
          <table:table-cell table:number-columns-repeated="2"/>
          <table:table-cell office:value-type="string">
            <text:p>data1c</text:p>
          </table:table-cell>
          <table:table-cell table:number-columns-repeated="2"/>
          <table:table-cell office:value-type="string">
            <text:p>21.5 = 21:30 Uhr</text:p>
          </table:table-cell>
          <table:table-cell table:number-columns-repeated="2"/>
        </table:table-row>
        <table:table-row table:style-name="ro2" table:number-rows-repeated="5">
          <table:table-cell table:number-columns-repeated="4"/>
          <table:table-cell table:style-name="Default"/>
          <table:table-cell table:style-name="ce6"/>
          <table:table-cell/>
          <table:table-cell table:style-name="Default" table:number-columns-repeated="2"/>
          <table:table-cell table:number-columns-repeated="8"/>
        </table:table-row>
        <table:table-row table:style-name="ro2" table:number-rows-repeated="65438">
          <table:table-cell table:number-columns-repeated="17"/>
        </table:table-row>
        <table:table-row table:style-name="ro2"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€ </number:text>
    </number:number-style>
    <number:number-style style:name="N125P1" style:volatile="true">
      <number:text>-</number:text>
      <number:number number:decimal-places="2" number:min-integer-digits="1" number:grouping="true"/>
      <number:text> € </number:text>
    </number:number-style>
    <number:number-style style:name="N125P2" style:volatile="true">
      <number:text> -</number:text>
      <number:number number: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0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-_20_Akzent1" style:display-name="Excel_BuiltIn_20 % - Akz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2" style:display-name="Excel_BuiltIn_20 % - Akz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3" style:display-name="Excel_BuiltIn_20 % - Akz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4" style:display-name="Excel_BuiltIn_2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5" style:display-name="Excel_BuiltIn_20 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6" style:display-name="Excel_BuiltIn_20 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1" style:display-name="Excel_BuiltIn_40 % - Akz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2" style:display-name="Excel_BuiltIn_40 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3" style:display-name="Excel_BuiltIn_40 % - Akz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4" style:display-name="Excel_BuiltIn_4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5" style:display-name="Excel_BuiltIn_40 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6" style:display-name="Excel_BuiltIn_40 % - Akz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1" style:display-name="Excel_BuiltIn_60 % - Akz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2" style:display-name="Excel_BuiltIn_60 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3" style:display-name="Excel_BuiltIn_60 % - Akz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4" style:display-name="Excel_BuiltIn_60 % - 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5" style:display-name="Excel_BuiltIn_60 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6" style:display-name="Excel_BuiltIn_60 % - Akz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rgebnis" style:display-name="Excel_BuiltIn_Ergebnis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rklärender_20_Text" style:display-name="Excel_BuiltIn_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0138in solid #c0c0c0"/>
    </style:style>
    <style:style style:name="Excel_5f_BuiltIn_5f_Schlecht" style:display-name="Excel_BuiltIn_Schlech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" style:display-name="Excel_BuiltIn_Überschrift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Überschrift_20_1" style:display-name="Excel_BuiltIn_Überschrift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2/11/2013</text:date>, <text:time>10:07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3-02-11T10:07:33.08</dc:date>
    <meta:editing-duration>PT01H44M47S</meta:editing-duration>
    <meta:editing-cycles>5</meta:editing-cycles>
    <dc:creator>Mirko Hirsch</dc:creator>
    <meta:document-statistic meta:table-count="1" meta:cell-count="875" meta:object-count="0"/>
  </office:meta>
</office:document-meta>
</file>